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833333333333">
            <text:p>1.4283333333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8">
            <text:p>1.358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26">
            <text:p>1.326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461">
            <text:p>3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181818181818">
            <text:p>1.3218181818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table:number-columns-repeated="3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31125">
            <text:p>1.31125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2666666666667">
            <text:p>1.4266666667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857142857143">
            <text:p>1.3685714286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666666666667">
            <text:p>1.4166666667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9333333333333">
            <text:p>1.2933333333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2333333333333">
            <text:p>1.4233333333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875">
            <text:p>1.39875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333333333333">
            <text:p>1.4433333333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333333333333">
            <text:p>1.4333333333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4">
            <text:p>1.424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41714285714286">
            <text:p>1.4171428571</text:p>
          </table:table-cell>
        </table:table-row>
        <table:table-row table:style-name="ro2" table:visibility="filter">
          <table:table-cell office:value-type="float" office:value="2942">
            <text:p>29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38181818181818">
            <text:p>1.3818181818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7428571428571">
            <text:p>1.3742857143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table:number-columns-repeated="3"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283">
            <text:p>328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166666666667">
            <text:p>1.3816666667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0142857142857">
            <text:p>1.3014285714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table:number-columns-repeated="3"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3802">
            <text:p>3802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31625">
            <text:p>1.3162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916666666667">
            <text:p>1.3691666667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039">
            <text:p>2039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04">
            <text:p>1.304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870">
            <text:p>28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4175">
            <text:p>1.4175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526">
            <text:p>25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703">
            <text:p>3703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232">
            <text:p>22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106">
            <text:p>21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166666666667">
            <text:p>1.3216666667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3225">
            <text:p>1.3225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840">
            <text:p>3840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093">
            <text:p>30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5428571428571">
            <text:p>1.3542857143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75">
            <text:p>1.475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83">
            <text:p>3783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341">
            <text:p>23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482">
            <text:p>24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37555555555556">
            <text:p>1.3755555556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56">
            <text:p>3856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4142857142857">
            <text:p>1.3414285714</text:p>
          </table:table-cell>
        </table:table-row>
        <table:table-row table:style-name="ro2" table:visibility="filter">
          <table:table-cell office:value-type="float" office:value="3518">
            <text:p>3518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4275">
            <text:p>1.4275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98">
            <text:p>37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759">
            <text:p>375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920">
            <text:p>2920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084">
            <text:p>3084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639">
            <text:p>36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28">
            <text:p>1.328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92">
            <text:p>3292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5">
            <text:p>1.485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666666666667">
            <text:p>1.2866666667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544">
            <text:p>2544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424">
            <text:p>34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333">
            <text:p>3333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33">
            <text:p>3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75">
            <text:p>1.475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754">
            <text:p>2754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28">
            <text:p>2928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00">
            <text:p>28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535">
            <text:p>35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022">
            <text:p>2022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08">
            <text:p>3508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3804">
            <text:p>3804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679">
            <text:p>367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230">
            <text:p>3230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965">
            <text:p>2965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081">
            <text:p>30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543">
            <text:p>3543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855">
            <text:p>2855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table:number-columns-repeated="3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table:number-columns-repeated="3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108">
            <text:p>3108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50">
            <text:p>3150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883">
            <text:p>2883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77">
            <text:p>2777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865">
            <text:p>3865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05">
            <text:p>35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503">
            <text:p>3503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895">
            <text:p>2895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811">
            <text:p>3811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46">
            <text:p>37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594">
            <text:p>35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944444444444444">
            <text:p>0.9444444444</text:p>
          </table:table-cell>
          <table:table-cell office:value-type="float" office:value="1.36555555555556">
            <text:p>1.3655555556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9375">
            <text:p>0.9375</text:p>
          </table:table-cell>
          <table:table-cell office:value-type="float" office:value="1.388125">
            <text:p>1.388125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35083333333333">
            <text:p>1.3508333333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34304347826087">
            <text:p>1.3430434783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32818181818182">
            <text:p>1.3281818182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36181818181818">
            <text:p>1.3618181818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31">
            <text:p>1.331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</text:p>
          </table:table-cell>
          <table:table-cell office:value-type="float" office:value="1.38315789473684">
            <text:p>1.3831578947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92857142857143">
            <text:p>0.8928571429</text:p>
          </table:table-cell>
          <table:table-cell office:value-type="float" office:value="1.37607142857143">
            <text:p>1.3760714286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5111111111111">
            <text:p>1.3511111111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3888888888889">
            <text:p>1.3388888889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9111111111111">
            <text:p>1.3911111111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5555555555556">
            <text:p>1.3555555556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6222222222222">
            <text:p>1.3622222222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0666666666667">
            <text:p>1.3066666667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31529411764706">
            <text:p>1.3152941176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36823529411765">
            <text:p>1.3682352941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0125">
            <text:p>1.30125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4125">
            <text:p>1.34125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5125">
            <text:p>1.35125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3604347826087">
            <text:p>1.3604347826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378">
            <text:p>1.378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34733333333333">
            <text:p>1.3473333333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34863636363636">
            <text:p>1.3486363636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862745098039216">
            <text:p>0.862745098</text:p>
          </table:table-cell>
          <table:table-cell office:value-type="float" office:value="1.35470588235294">
            <text:p>1.3547058824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9428571428571">
            <text:p>1.3942857143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41142857142857">
            <text:p>1.4114285714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4714285714286">
            <text:p>1.3471428571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8714285714286">
            <text:p>1.3871428571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5809523809524">
            <text:p>1.3580952381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3071428571429">
            <text:p>1.3307142857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6857142857143">
            <text:p>1.3685714286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40214285714286">
            <text:p>1.4021428571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8857142857143">
            <text:p>1.3885714286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3714285714286">
            <text:p>1.3371428571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7428571428571">
            <text:p>1.3742857143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3142857142857">
            <text:p>1.3314285714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4928571428571">
            <text:p>1.3492857143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3785714285714">
            <text:p>1.3378571429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3285714285714">
            <text:p>1.3328571429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5785714285714">
            <text:p>1.3578571429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7285714285714">
            <text:p>1.3728571429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28571428571429">
            <text:p>1.2857142857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1714285714286">
            <text:p>1.3171428571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4571428571429">
            <text:p>1.3457142857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7892857142857">
            <text:p>1.3789285714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7857142857143">
            <text:p>1.3785714286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0142857142857">
            <text:p>1.3014285714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3428571428571">
            <text:p>1.3342857143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7428571428571">
            <text:p>1.3742857143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1285714285714">
            <text:p>1.3128571429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5571428571429">
            <text:p>1.3557142857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42428571428571">
            <text:p>1.4242857143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51851851851852">
            <text:p>0.8518518519</text:p>
          </table:table-cell>
          <table:table-cell office:value-type="float" office:value="1.33888888888889">
            <text:p>1.3388888889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3335">
            <text:p>1.3335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389">
            <text:p>1.389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848101265822785">
            <text:p>0.8481012658</text:p>
          </table:table-cell>
          <table:table-cell office:value-type="float" office:value="1.35392405063291">
            <text:p>1.3539240506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34846153846154">
            <text:p>1.3484615385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7615384615385">
            <text:p>1.3761538462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2769230769231">
            <text:p>1.3276923077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8538461538462">
            <text:p>1.3853846154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38578947368421">
            <text:p>1.3857894737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34105263157895">
            <text:p>1.3410526316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840909090909091">
            <text:p>0.8409090909</text:p>
          </table:table-cell>
          <table:table-cell office:value-type="float" office:value="1.34681818181818">
            <text:p>1.3468181818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.3692">
            <text:p>1.3692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38709677419355">
            <text:p>0.8387096774</text:p>
          </table:table-cell>
          <table:table-cell office:value-type="float" office:value="1.34870967741935">
            <text:p>1.3487096774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38709677419355">
            <text:p>0.8387096774</text:p>
          </table:table-cell>
          <table:table-cell office:value-type="float" office:value="1.34838709677419">
            <text:p>1.3483870968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37837837837838">
            <text:p>0.8378378378</text:p>
          </table:table-cell>
          <table:table-cell office:value-type="float" office:value="1.36945945945946">
            <text:p>1.3694594595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8777777777778">
            <text:p>1.3877777778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833333333333">
            <text:p>1.3583333333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0166666666667">
            <text:p>1.3016666667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633333333333">
            <text:p>1.3663333333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42916666666667">
            <text:p>1.4291666667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4083333333333">
            <text:p>1.3408333333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40166666666667">
            <text:p>1.4016666667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8041666666667">
            <text:p>1.3804166667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833333333333">
            <text:p>1.3583333333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2166666666667">
            <text:p>1.3216666667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41666666666667">
            <text:p>1.4166666667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833333333333">
            <text:p>1.3683333333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7111111111111">
            <text:p>1.3711111111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28571428571429">
            <text:p>0.8285714286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28571428571429">
            <text:p>0.8285714286</text:p>
          </table:table-cell>
          <table:table-cell office:value-type="float" office:value="1.37571428571429">
            <text:p>1.3757142857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827586206896552">
            <text:p>0.8275862069</text:p>
          </table:table-cell>
          <table:table-cell office:value-type="float" office:value="1.37913793103448">
            <text:p>1.379137931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</text:p>
          </table:table-cell>
          <table:table-cell office:value-type="float" office:value="1.34434782608696">
            <text:p>1.3443478261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</text:p>
          </table:table-cell>
          <table:table-cell office:value-type="float" office:value="1.37826086956522">
            <text:p>1.3782608696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38588235294118">
            <text:p>1.3858823529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34176470588235">
            <text:p>1.3417647059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39294117647059">
            <text:p>1.3929411765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821428571428571">
            <text:p>0.8214285714</text:p>
          </table:table-cell>
          <table:table-cell office:value-type="float" office:value="1.34107142857143">
            <text:p>1.3410714286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9090909090909">
            <text:p>1.3909090909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8242424242424">
            <text:p>1.3824242424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5909090909091">
            <text:p>1.3590909091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4545454545455">
            <text:p>1.3454545455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4181818181818">
            <text:p>1.3418181818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4454545454545">
            <text:p>1.3445454545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5818181818182">
            <text:p>1.3581818182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5454545454545">
            <text:p>1.3545454545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3818181818182">
            <text:p>1.3381818182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4545454545455">
            <text:p>1.3454545455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8727272727273">
            <text:p>1.3872727273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816666666666667">
            <text:p>0.8166666667</text:p>
          </table:table-cell>
          <table:table-cell office:value-type="float" office:value="1.36933333333333">
            <text:p>1.3693333333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63125">
            <text:p>1.363125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7125">
            <text:p>1.37125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35875">
            <text:p>1.35875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4875">
            <text:p>1.34875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373125">
            <text:p>1.373125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0952380952381">
            <text:p>0.8095238095</text:p>
          </table:table-cell>
          <table:table-cell office:value-type="float" office:value="1.33952380952381">
            <text:p>1.3395238095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0952380952381">
            <text:p>0.8095238095</text:p>
          </table:table-cell>
          <table:table-cell office:value-type="float" office:value="1.34428571428571">
            <text:p>1.3442857143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34095238095238">
            <text:p>1.340952381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36904761904762">
            <text:p>1.369047619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807692307692308">
            <text:p>0.8076923077</text:p>
          </table:table-cell>
          <table:table-cell office:value-type="float" office:value="1.36423076923077">
            <text:p>1.3642307692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37807692307692">
            <text:p>1.3780769231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06451612903226">
            <text:p>0.8064516129</text:p>
          </table:table-cell>
          <table:table-cell office:value-type="float" office:value="1.36096774193548">
            <text:p>1.3609677419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06451612903226">
            <text:p>0.8064516129</text:p>
          </table:table-cell>
          <table:table-cell office:value-type="float" office:value="1.36258064516129">
            <text:p>1.3625806452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04878048780488">
            <text:p>0.8048780488</text:p>
          </table:table-cell>
          <table:table-cell office:value-type="float" office:value="1.34951219512195">
            <text:p>1.3495121951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803030303030303">
            <text:p>0.803030303</text:p>
          </table:table-cell>
          <table:table-cell office:value-type="float" office:value="1.36924242424242">
            <text:p>1.3692424242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34">
            <text:p>1.434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163636363636">
            <text:p>1.3516363636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288888888889">
            <text:p>1.3628888889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42">
            <text:p>1.342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95">
            <text:p>1.3595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42">
            <text:p>1.342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2">
            <text:p>1.402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295">
            <text:p>1.3295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6">
            <text:p>1.406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26">
            <text:p>1.426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32">
            <text:p>1.432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2">
            <text:p>1.402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88">
            <text:p>1.3688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9133333333333">
            <text:p>1.3913333333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266666666667">
            <text:p>1.3526666667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88">
            <text:p>1.288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84">
            <text:p>1.3784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9">
            <text:p>1.339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96">
            <text:p>1.396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72">
            <text:p>1.272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866666666667">
            <text:p>1.3786666667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4">
            <text:p>1.364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92">
            <text:p>1.392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24">
            <text:p>1.424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8">
            <text:p>1.378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133333333333">
            <text:p>1.3713333333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8">
            <text:p>1.408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22">
            <text:p>1.322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14">
            <text:p>1.314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533333333333">
            <text:p>1.3653333333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38">
            <text:p>1.438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1">
            <text:p>1.351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8">
            <text:p>1.408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466666666667">
            <text:p>1.3546666667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18">
            <text:p>1.318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18">
            <text:p>1.318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42">
            <text:p>1.342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98">
            <text:p>1.398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8">
            <text:p>1.408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18">
            <text:p>1.318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06">
            <text:p>1.406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6">
            <text:p>1.376</text:p>
          </table:table-cell>
        </table:table-row>
        <table:table-row table:style-name="ro2">
          <table:table-cell office:value-type="float" office:value="2917">
            <text:p>2917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798076923076923">
            <text:p>0.7980769231</text:p>
          </table:table-cell>
          <table:table-cell office:value-type="float" office:value="1.35884615384615">
            <text:p>1.3588461538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94117647058823">
            <text:p>0.7941176471</text:p>
          </table:table-cell>
          <table:table-cell office:value-type="float" office:value="1.36941176470588">
            <text:p>1.3694117647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792682926829268">
            <text:p>0.7926829268</text:p>
          </table:table-cell>
          <table:table-cell office:value-type="float" office:value="1.35475609756098">
            <text:p>1.3547560976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35631578947368">
            <text:p>1.3563157895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41684210526316">
            <text:p>1.4168421053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34157894736842">
            <text:p>1.3415789474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787234042553192">
            <text:p>0.7872340426</text:p>
          </table:table-cell>
          <table:table-cell office:value-type="float" office:value="1.36404255319149">
            <text:p>1.3640425532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6892857142857">
            <text:p>1.3689285714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6071428571429">
            <text:p>1.3607142857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6821428571429">
            <text:p>1.3682142857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40071428571429">
            <text:p>1.4007142857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9142857142857">
            <text:p>1.3914285714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4571428571429">
            <text:p>1.3457142857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3428571428571">
            <text:p>1.3342857143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6071428571429">
            <text:p>1.3607142857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8285714285714">
            <text:p>1.3828571429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5357142857143">
            <text:p>1.3535714286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4690476190476">
            <text:p>1.3469047619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8785714285714">
            <text:p>1.3878571429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5714285714286">
            <text:p>1.3571428571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784313725490196">
            <text:p>0.7843137255</text:p>
          </table:table-cell>
          <table:table-cell office:value-type="float" office:value="1.35921568627451">
            <text:p>1.3592156863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33478260869565">
            <text:p>1.3347826087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4003125">
            <text:p>1.4003125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80487804878049">
            <text:p>0.7804878049</text:p>
          </table:table-cell>
          <table:table-cell office:value-type="float" office:value="1.3419512195122">
            <text:p>1.3419512195</text:p>
          </table:table-cell>
        </table:table-row>
        <table:table-row table:style-name="ro2" table:visibility="filter">
          <table:table-cell office:value-type="float" office:value="3026">
            <text:p>3026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7527777777778">
            <text:p>1.3752777778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6222222222222">
            <text:p>1.3622222222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43888888888889">
            <text:p>1.4388888889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611111111111">
            <text:p>1.3561111111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7444444444444">
            <text:p>1.3744444444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40555555555556">
            <text:p>1.4055555556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3833333333333">
            <text:p>1.3383333333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888888888889">
            <text:p>1.3588888889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9111111111111">
            <text:p>1.3911111111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777777777778">
            <text:p>1.3577777778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9444444444444">
            <text:p>1.3944444444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4888888888889">
            <text:p>1.3488888889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2111111111111">
            <text:p>1.3211111111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444444444444">
            <text:p>1.3544444444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6444444444444">
            <text:p>1.3644444444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776785714285714">
            <text:p>0.7767857143</text:p>
          </table:table-cell>
          <table:table-cell office:value-type="float" office:value="1.37660714285714">
            <text:p>1.3766071429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33677419354839">
            <text:p>1.3367741935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774193548387097">
            <text:p>0.7741935484</text:p>
          </table:table-cell>
          <table:table-cell office:value-type="float" office:value="1.36129032258065">
            <text:p>1.3612903226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34636363636364">
            <text:p>1.3463636364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34151515151515">
            <text:p>1.3415151515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40636363636364">
            <text:p>1.4063636364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771428571428571">
            <text:p>0.7714285714</text:p>
          </table:table-cell>
          <table:table-cell office:value-type="float" office:value="1.37542857142857">
            <text:p>1.3754285714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771428571428571">
            <text:p>0.7714285714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70833333333333">
            <text:p>0.7708333333</text:p>
          </table:table-cell>
          <table:table-cell office:value-type="float" office:value="1.376875">
            <text:p>1.376875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770114942528736">
            <text:p>0.7701149425</text:p>
          </table:table-cell>
          <table:table-cell office:value-type="float" office:value="1.37804597701149">
            <text:p>1.378045977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5230769230769">
            <text:p>1.3523076923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4923076923077">
            <text:p>1.3492307692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9410256410256">
            <text:p>1.3941025641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4384615384615">
            <text:p>1.3438461538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4538461538462">
            <text:p>1.3453846154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4538461538462">
            <text:p>1.3453846154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4384615384615">
            <text:p>1.3438461538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3538461538462">
            <text:p>1.3353846154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6307692307692">
            <text:p>1.3630769231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41230769230769">
            <text:p>1.4123076923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3692307692308">
            <text:p>1.3369230769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5876923076923">
            <text:p>1.3587692308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8923076923077">
            <text:p>1.3892307692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4230769230769">
            <text:p>1.3423076923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418605</text:p>
          </table:table-cell>
          <table:table-cell office:value-type="float" office:value="1.33232558139535">
            <text:p>1.3323255814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418605</text:p>
          </table:table-cell>
          <table:table-cell office:value-type="float" office:value="1.36279069767442">
            <text:p>1.3627906977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418605</text:p>
          </table:table-cell>
          <table:table-cell office:value-type="float" office:value="1.38186046511628">
            <text:p>1.3818604651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6666666666667">
            <text:p>0.7666666667</text:p>
          </table:table-cell>
          <table:table-cell office:value-type="float" office:value="1.35766666666667">
            <text:p>1.3576666667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765957446808511">
            <text:p>0.7659574468</text:p>
          </table:table-cell>
          <table:table-cell office:value-type="float" office:value="1.38851063829787">
            <text:p>1.3885106383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40294117647059">
            <text:p>1.4029411765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36352941176471">
            <text:p>1.3635294118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7529411764706">
            <text:p>1.3752941176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7294117647059">
            <text:p>1.3729411765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37647058823529">
            <text:p>1.3764705882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34235294117647">
            <text:p>1.3423529412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36235294117647">
            <text:p>1.3623529412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63157894736842">
            <text:p>0.7631578947</text:p>
          </table:table-cell>
          <table:table-cell office:value-type="float" office:value="1.35184210526316">
            <text:p>1.3518421053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6047619047619">
            <text:p>1.3604761905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9857142857143">
            <text:p>1.3985714286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8547619047619">
            <text:p>1.3854761905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3748">
            <text:p>1.3748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3728">
            <text:p>1.3728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3552">
            <text:p>1.3552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3624">
            <text:p>1.3624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38293103448276">
            <text:p>1.3829310345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33551724137931">
            <text:p>1.3355172414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58620689655172">
            <text:p>0.7586206897</text:p>
          </table:table-cell>
          <table:table-cell office:value-type="float" office:value="1.3751724137931">
            <text:p>1.3751724138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36379310344828">
            <text:p>1.3637931034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7578125">
            <text:p>0.7578125</text:p>
          </table:table-cell>
          <table:table-cell office:value-type="float" office:value="1.357578125">
            <text:p>1.357578125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757575757575758">
            <text:p>0.7575757576</text:p>
          </table:table-cell>
          <table:table-cell office:value-type="float" office:value="1.37712121212121">
            <text:p>1.3771212121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57575757575758">
            <text:p>0.7575757576</text:p>
          </table:table-cell>
          <table:table-cell office:value-type="float" office:value="1.37121212121212">
            <text:p>1.3712121212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57575757575758">
            <text:p>0.7575757576</text:p>
          </table:table-cell>
          <table:table-cell office:value-type="float" office:value="1.35969696969697">
            <text:p>1.3596969697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57575757575758">
            <text:p>0.7575757576</text:p>
          </table:table-cell>
          <table:table-cell office:value-type="float" office:value="1.37212121212121">
            <text:p>1.3721212121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5609756097561">
            <text:p>0.756097561</text:p>
          </table:table-cell>
          <table:table-cell office:value-type="float" office:value="1.35707317073171">
            <text:p>1.3570731707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5609756097561">
            <text:p>0.756097561</text:p>
          </table:table-cell>
          <table:table-cell office:value-type="float" office:value="1.37439024390244">
            <text:p>1.3743902439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54716981132076">
            <text:p>0.7547169811</text:p>
          </table:table-cell>
          <table:table-cell office:value-type="float" office:value="1.36018867924528">
            <text:p>1.3601886792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54716981132076">
            <text:p>0.7547169811</text:p>
          </table:table-cell>
          <table:table-cell office:value-type="float" office:value="1.38301886792453">
            <text:p>1.3830188679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54716981132076">
            <text:p>0.7547169811</text:p>
          </table:table-cell>
          <table:table-cell office:value-type="float" office:value="1.37490566037736">
            <text:p>1.3749056604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753623188405797">
            <text:p>0.7536231884</text:p>
          </table:table-cell>
          <table:table-cell office:value-type="float" office:value="1.42188405797101">
            <text:p>1.421884058</text:p>
          </table:table-cell>
        </table:table-row>
        <table:table-row table:style-name="ro2">
          <table:table-cell office:value-type="float" office:value="3487">
            <text:p>3487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752">
            <text:p>0.752</text:p>
          </table:table-cell>
          <table:table-cell office:value-type="float" office:value="1.36704">
            <text:p>1.36704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035714285714">
            <text:p>1.3403571429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2875">
            <text:p>1.32875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875">
            <text:p>1.36875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2">
            <text:p>1.392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0125">
            <text:p>1.370125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875">
            <text:p>1.33875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1375">
            <text:p>1.31375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604166666667">
            <text:p>1.3860416667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0625">
            <text:p>1.380625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175">
            <text:p>1.3175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125">
            <text:p>1.35125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625">
            <text:p>1.36625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45">
            <text:p>1.3845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15625">
            <text:p>1.415625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375">
            <text:p>1.34375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183333333333">
            <text:p>1.3818333333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925">
            <text:p>1.2925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535714285714">
            <text:p>1.3253571429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125">
            <text:p>1.35125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2083333333333">
            <text:p>1.3208333333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275">
            <text:p>1.4275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875">
            <text:p>1.2875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839285714286">
            <text:p>1.3883928571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472222222222">
            <text:p>1.3847222222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375">
            <text:p>1.3437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45">
            <text:p>1.3645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083333333333">
            <text:p>1.3408333333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59375">
            <text:p>1.365937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1916666666667">
            <text:p>1.4191666667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125">
            <text:p>1.36125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125">
            <text:p>1.38125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875">
            <text:p>1.2875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125">
            <text:p>1.3125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575">
            <text:p>1.2575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4625">
            <text:p>1.44625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25">
            <text:p>1.3225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625">
            <text:p>1.38625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125">
            <text:p>1.4125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275">
            <text:p>1.4275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9">
            <text:p>1.369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625">
            <text:p>1.32625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125">
            <text:p>1.33125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746666666666667">
            <text:p>0.7466666667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746478873239437">
            <text:p>0.7464788732</text:p>
          </table:table-cell>
          <table:table-cell office:value-type="float" office:value="1.38605633802817">
            <text:p>1.386056338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745454545454545">
            <text:p>0.7454545455</text:p>
          </table:table-cell>
          <table:table-cell office:value-type="float" office:value="1.38781818181818">
            <text:p>1.3878181818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745098039215686">
            <text:p>0.7450980392</text:p>
          </table:table-cell>
          <table:table-cell office:value-type="float" office:value="1.36196078431373">
            <text:p>1.3619607843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74390243902439">
            <text:p>0.743902439</text:p>
          </table:table-cell>
          <table:table-cell office:value-type="float" office:value="1.36390243902439">
            <text:p>1.363902439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43589743589744">
            <text:p>0.7435897436</text:p>
          </table:table-cell>
          <table:table-cell office:value-type="float" office:value="1.39128205128205">
            <text:p>1.3912820513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742857142857143">
            <text:p>0.7428571429</text:p>
          </table:table-cell>
          <table:table-cell office:value-type="float" office:value="1.36257142857143">
            <text:p>1.3625714286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742857142857143">
            <text:p>0.7428571429</text:p>
          </table:table-cell>
          <table:table-cell office:value-type="float" office:value="1.38457142857143">
            <text:p>1.3845714286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742857142857143">
            <text:p>0.7428571429</text:p>
          </table:table-cell>
          <table:table-cell office:value-type="float" office:value="1.37914285714286">
            <text:p>1.3791428571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41379310344828">
            <text:p>0.7413793103</text:p>
          </table:table-cell>
          <table:table-cell office:value-type="float" office:value="1.35620689655172">
            <text:p>1.3562068966</text:p>
          </table:table-cell>
        </table:table-row>
        <table:table-row table:style-name="ro2">
          <table:table-cell office:value-type="float" office:value="2911">
            <text:p>2911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35837037037037">
            <text:p>1.3583703704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38425925925926">
            <text:p>1.3842592593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40740740740741">
            <text:p>0.7407407407</text:p>
          </table:table-cell>
          <table:table-cell office:value-type="float" office:value="1.37296296296296">
            <text:p>1.372962963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.3898">
            <text:p>1.3898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.3696">
            <text:p>1.3696</text:p>
          </table:table-cell>
        </table:table-row>
        <table:table-row table:style-name="ro2" table:visibility="filter">
          <table:table-cell office:value-type="float" office:value="2224">
            <text:p>222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40304347826087">
            <text:p>1.4030434783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39130434782609">
            <text:p>0.7391304348</text:p>
          </table:table-cell>
          <table:table-cell office:value-type="float" office:value="1.39826086956522">
            <text:p>1.3982608696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8768115942029">
            <text:p>1.3876811594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8336956521739">
            <text:p>1.3833695652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8760869565217">
            <text:p>1.3876086957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595652173913">
            <text:p>1.3595652174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737704918032787">
            <text:p>0.737704918</text:p>
          </table:table-cell>
          <table:table-cell office:value-type="float" office:value="1.41934426229508">
            <text:p>1.4193442623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33684210526316">
            <text:p>1.3368421053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39526315789474">
            <text:p>1.3952631579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36105263157895">
            <text:p>1.3610526316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735537190082645">
            <text:p>0.7355371901</text:p>
          </table:table-cell>
          <table:table-cell office:value-type="float" office:value="1.36206611570248">
            <text:p>1.3620661157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35294117647059">
            <text:p>0.7352941176</text:p>
          </table:table-cell>
          <table:table-cell office:value-type="float" office:value="1.37911764705882">
            <text:p>1.3791176471</text:p>
          </table:table-cell>
        </table:table-row>
        <table:table-row table:style-name="ro2" table:visibility="filter">
          <table:table-cell office:value-type="float" office:value="2147">
            <text:p>214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35294117647059">
            <text:p>0.7352941176</text:p>
          </table:table-cell>
          <table:table-cell office:value-type="float" office:value="1.41352941176471">
            <text:p>1.4135294118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734513274336283">
            <text:p>0.7345132743</text:p>
          </table:table-cell>
          <table:table-cell office:value-type="float" office:value="1.37008849557522">
            <text:p>1.3700884956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7566666666667">
            <text:p>1.3756666667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748">
            <text:p>1.3748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544">
            <text:p>1.3544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4733333333333">
            <text:p>1.3473333333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78">
            <text:p>1.378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8066666666667">
            <text:p>1.3806666667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6133333333333">
            <text:p>1.3613333333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732394366197183">
            <text:p>0.7323943662</text:p>
          </table:table-cell>
          <table:table-cell office:value-type="float" office:value="1.39774647887324">
            <text:p>1.3977464789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732142857142857">
            <text:p>0.7321428571</text:p>
          </table:table-cell>
          <table:table-cell office:value-type="float" office:value="1.37017857142857">
            <text:p>1.3701785714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731707317073171">
            <text:p>0.7317073171</text:p>
          </table:table-cell>
          <table:table-cell office:value-type="float" office:value="1.36365853658537">
            <text:p>1.3636585366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31707317073171">
            <text:p>0.7317073171</text:p>
          </table:table-cell>
          <table:table-cell office:value-type="float" office:value="1.3709756097561">
            <text:p>1.3709756098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0.731578947368421">
            <text:p>0.7315789474</text:p>
          </table:table-cell>
          <table:table-cell office:value-type="float" office:value="1.37457894736842">
            <text:p>1.3745789474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730769230769231">
            <text:p>0.7307692308</text:p>
          </table:table-cell>
          <table:table-cell office:value-type="float" office:value="1.35769230769231">
            <text:p>1.3576923077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36846153846154">
            <text:p>1.3684615385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2972972972973">
            <text:p>0.7297297297</text:p>
          </table:table-cell>
          <table:table-cell office:value-type="float" office:value="1.3745945945946">
            <text:p>1.3745945946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2972972972973">
            <text:p>0.7297297297</text:p>
          </table:table-cell>
          <table:table-cell office:value-type="float" office:value="1.35810810810811">
            <text:p>1.3581081081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29166666666667">
            <text:p>0.7291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29166666666667">
            <text:p>0.7291666667</text:p>
          </table:table-cell>
          <table:table-cell office:value-type="float" office:value="1.37729166666667">
            <text:p>1.3772916667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8181818181818">
            <text:p>1.3818181818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3727272727273">
            <text:p>1.3372727273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8727272727273">
            <text:p>1.3872727273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5090909090909">
            <text:p>1.3509090909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9787878787879">
            <text:p>1.3978787879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7272727272727">
            <text:p>1.3727272727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3454545454545">
            <text:p>1.3345454545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6909090909091">
            <text:p>1.3690909091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7863636363636">
            <text:p>1.3786363636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6363636363636">
            <text:p>1.3636363636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3363636363636">
            <text:p>1.3336363636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7545454545455">
            <text:p>1.3754545455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8863636363636">
            <text:p>1.3886363636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0.726415094339623">
            <text:p>0.7264150943</text:p>
          </table:table-cell>
          <table:table-cell office:value-type="float" office:value="1.36962264150943">
            <text:p>1.3696226415</text:p>
          </table:table-cell>
        </table:table-row>
        <table:table-row table:style-name="ro2">
          <table:table-cell office:value-type="float" office:value="2937">
            <text:p>2937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726415094339623">
            <text:p>0.7264150943</text:p>
          </table:table-cell>
          <table:table-cell office:value-type="float" office:value="1.37528301886792">
            <text:p>1.3752830189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725806451612903">
            <text:p>0.7258064516</text:p>
          </table:table-cell>
          <table:table-cell office:value-type="float" office:value="1.41951612903226">
            <text:p>1.419516129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725490196078431">
            <text:p>0.7254901961</text:p>
          </table:table-cell>
          <table:table-cell office:value-type="float" office:value="1.38450980392157">
            <text:p>1.3845098039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1.361">
            <text:p>1.361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1.3765">
            <text:p>1.3765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72463768115942">
            <text:p>0.7246376812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35655172413793">
            <text:p>1.3565517241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34448275862069">
            <text:p>1.3444827586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39448275862069">
            <text:p>1.3944827586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614">
            <text:p>614</text:p>
          </table:table-cell>
          <table:table-cell office:value-type="float" office:value="1">
            <text:p>1</text:p>
          </table:table-cell>
          <table:table-cell office:value-type="float" office:value="0.723127035830619">
            <text:p>0.7231270358</text:p>
          </table:table-cell>
          <table:table-cell office:value-type="float" office:value="1.3613680781759">
            <text:p>1.3613680782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5833333333333">
            <text:p>1.3583333333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6611111111111">
            <text:p>1.3661111111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6722222222222">
            <text:p>1.3672222222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5092592592593">
            <text:p>1.3509259259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1.37388888888889">
            <text:p>1.3738888889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8888888888889">
            <text:p>1.3888888889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8277777777778">
            <text:p>1.3827777778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5194444444444">
            <text:p>1.3519444444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6555555555556">
            <text:p>1.3655555556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3576">
            <text:p>1.3576</text:p>
          </table:table-cell>
        </table:table-row>
        <table:table-row table:style-name="ro2" table:visibility="filter">
          <table:table-cell office:value-type="float" office:value="3383">
            <text:p>338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4404">
            <text:p>1.4404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1875">
            <text:p>0.71875</text:p>
          </table:table-cell>
          <table:table-cell office:value-type="float" office:value="1.389375">
            <text:p>1.389375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1.36051282051282">
            <text:p>1.3605128205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717391304347826">
            <text:p>0.7173913043</text:p>
          </table:table-cell>
          <table:table-cell office:value-type="float" office:value="1.38913043478261">
            <text:p>1.3891304348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717171717171717">
            <text:p>0.7171717172</text:p>
          </table:table-cell>
          <table:table-cell office:value-type="float" office:value="1.38424242424242">
            <text:p>1.3842424242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16981132075472">
            <text:p>0.7169811321</text:p>
          </table:table-cell>
          <table:table-cell office:value-type="float" office:value="1.36584905660377">
            <text:p>1.3658490566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16981132075472">
            <text:p>0.7169811321</text:p>
          </table:table-cell>
          <table:table-cell office:value-type="float" office:value="1.36433962264151">
            <text:p>1.3643396226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716417910447761">
            <text:p>0.7164179104</text:p>
          </table:table-cell>
          <table:table-cell office:value-type="float" office:value="1.34925373134328">
            <text:p>1.3492537313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0.716269841269841">
            <text:p>0.7162698413</text:p>
          </table:table-cell>
          <table:table-cell office:value-type="float" office:value="1.36390873015873">
            <text:p>1.3639087302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2428571428571">
            <text:p>1.3242857143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447619047619">
            <text:p>1.3447619048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8285714285714">
            <text:p>1.3828571429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714285714286">
            <text:p>1.3771428571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43714285714286">
            <text:p>1.4371428571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8265306122449">
            <text:p>1.3826530612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8089285714286">
            <text:p>1.3808928571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8904761904762">
            <text:p>1.389047619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43142857142857">
            <text:p>1.4314285714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535714285714">
            <text:p>1.3753571429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1857142857143">
            <text:p>1.3185714286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1857142857143">
            <text:p>1.3185714286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857142857143">
            <text:p>1.3585714286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809523809524">
            <text:p>1.3780952381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571428571429">
            <text:p>1.3657142857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8571428571429">
            <text:p>1.3857142857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4571428571429">
            <text:p>1.3457142857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8285714285714">
            <text:p>1.3828571429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857142857143">
            <text:p>1.3585714286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8428571428571">
            <text:p>1.3842857143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142857142857">
            <text:p>1.3714285714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4857142857143">
            <text:p>1.3485714286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9285714285714">
            <text:p>1.3928571429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8214285714286">
            <text:p>1.3821428571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9619047619048">
            <text:p>1.3961904762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7285714285714">
            <text:p>1.3728571429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2571428571429">
            <text:p>1.3257142857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285714285714">
            <text:p>1.3528571429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476190476191">
            <text:p>1.3747619048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4642857142857">
            <text:p>1.3464285714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4428571428571">
            <text:p>1.3442857143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9285714285714">
            <text:p>1.3928571429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42285714285714">
            <text:p>1.4228571429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428571428571">
            <text:p>1.3642857143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571428571429">
            <text:p>1.3557142857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571428571429">
            <text:p>1.3657142857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4285714285714">
            <text:p>1.3428571429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8">
            <text:p>1.38</text:p>
          </table:table-cell>
        </table:table-row>
        <table:table-row table:style-name="ro2">
          <table:table-cell office:value-type="float" office:value="2936">
            <text:p>2936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713286713286713">
            <text:p>0.7132867133</text:p>
          </table:table-cell>
          <table:table-cell office:value-type="float" office:value="1.36482517482518">
            <text:p>1.3648251748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11538461538462">
            <text:p>0.7115384615</text:p>
          </table:table-cell>
          <table:table-cell office:value-type="float" office:value="1.39096153846154">
            <text:p>1.3909615385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11111111111111">
            <text:p>0.7111111111</text:p>
          </table:table-cell>
          <table:table-cell office:value-type="float" office:value="1.36822222222222">
            <text:p>1.3682222222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710526315789474">
            <text:p>0.7105263158</text:p>
          </table:table-cell>
          <table:table-cell office:value-type="float" office:value="1.36815789473684">
            <text:p>1.3681578947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32710526315789">
            <text:p>1.3271052632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37263157894737">
            <text:p>1.3726315789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35342105263158">
            <text:p>1.3534210526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38868421052632">
            <text:p>1.3886842105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09677419354839">
            <text:p>0.7096774194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35625">
            <text:p>1.35625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37104166666667">
            <text:p>1.3710416667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35458333333333">
            <text:p>1.3545833333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6260504201681">
            <text:p>1.362605042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5352941176471">
            <text:p>1.3535294118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4882352941176">
            <text:p>1.3488235294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2470588235294">
            <text:p>1.3247058824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4705882352941">
            <text:p>1.3470588235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704918032786885">
            <text:p>0.7049180328</text:p>
          </table:table-cell>
          <table:table-cell office:value-type="float" office:value="1.38065573770492">
            <text:p>1.3806557377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704545454545455">
            <text:p>0.7045454545</text:p>
          </table:table-cell>
          <table:table-cell office:value-type="float" office:value="1.37795454545455">
            <text:p>1.3779545455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70414201183432">
            <text:p>0.7041420118</text:p>
          </table:table-cell>
          <table:table-cell office:value-type="float" office:value="1.35065088757396">
            <text:p>1.3506508876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704081632653061">
            <text:p>0.7040816327</text:p>
          </table:table-cell>
          <table:table-cell office:value-type="float" office:value="1.35489795918367">
            <text:p>1.3548979592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02702702702703">
            <text:p>0.7027027027</text:p>
          </table:table-cell>
          <table:table-cell office:value-type="float" office:value="1.36918918918919">
            <text:p>1.3691891892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701149425287356">
            <text:p>0.701149425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408">
            <text:p>1.408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73">
            <text:p>1.373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32">
            <text:p>1.332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3">
            <text:p>1.373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86">
            <text:p>1.386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29">
            <text:p>1.329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5025">
            <text:p>1.35025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65">
            <text:p>1.3765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57">
            <text:p>1.357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61">
            <text:p>1.361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81">
            <text:p>1.381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13">
            <text:p>1.313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53">
            <text:p>1.353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26">
            <text:p>1.326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698630136986301">
            <text:p>0.698630137</text:p>
          </table:table-cell>
          <table:table-cell office:value-type="float" office:value="1.37342465753425">
            <text:p>1.3734246575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69811320754717">
            <text:p>0.6981132075</text:p>
          </table:table-cell>
          <table:table-cell office:value-type="float" office:value="1.38132075471698">
            <text:p>1.3813207547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97674418604651">
            <text:p>0.6976744186</text:p>
          </table:table-cell>
          <table:table-cell office:value-type="float" office:value="1.35883720930233">
            <text:p>1.3588372093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697368421052632">
            <text:p>0.6973684211</text:p>
          </table:table-cell>
          <table:table-cell office:value-type="float" office:value="1.36789473684211">
            <text:p>1.3678947368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696629213483146">
            <text:p>0.6966292135</text:p>
          </table:table-cell>
          <table:table-cell office:value-type="float" office:value="1.3576404494382">
            <text:p>1.3576404494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96428571428571">
            <text:p>0.6964285714</text:p>
          </table:table-cell>
          <table:table-cell office:value-type="float" office:value="1.36392857142857">
            <text:p>1.3639285714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36972826086957">
            <text:p>1.3697282609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36608695652174">
            <text:p>1.3660869565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33347826086957">
            <text:p>1.3334782609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36978260869565">
            <text:p>1.3697826087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36565217391304">
            <text:p>1.3656521739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35652173913044">
            <text:p>1.3565217391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94444444444444">
            <text:p>0.6944444444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693877551020408">
            <text:p>0.693877551</text:p>
          </table:table-cell>
          <table:table-cell office:value-type="float" office:value="1.35326530612245">
            <text:p>1.3532653061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693548387096774">
            <text:p>0.6935483871</text:p>
          </table:table-cell>
          <table:table-cell office:value-type="float" office:value="1.38677419354839">
            <text:p>1.3867741935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5461538461538">
            <text:p>1.3546153846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5846153846154">
            <text:p>1.3584615385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7615384615385">
            <text:p>1.3761538462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4307692307692">
            <text:p>1.3430769231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5307692307692">
            <text:p>1.3530769231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41153846153846">
            <text:p>1.4115384615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9192307692308">
            <text:p>1.3919230769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115384615385">
            <text:p>1.3611538462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9115384615385">
            <text:p>1.3911538462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307692307692">
            <text:p>1.3630769231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8115384615385">
            <text:p>1.3811538462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4230769230769">
            <text:p>1.3423076923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4153846153846">
            <text:p>1.3415384615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40692307692308">
            <text:p>1.4069230769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2461538461538">
            <text:p>1.3246153846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0461538461538">
            <text:p>1.3046153846</text:p>
          </table:table-cell>
        </table:table-row>
        <table:table-row table:style-name="ro2">
          <table:table-cell office:value-type="float" office:value="2946">
            <text:p>2946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690909090909091">
            <text:p>0.6909090909</text:p>
          </table:table-cell>
          <table:table-cell office:value-type="float" office:value="1.35854545454545">
            <text:p>1.3585454545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89655172413793">
            <text:p>0.6896551724</text:p>
          </table:table-cell>
          <table:table-cell office:value-type="float" office:value="1.34655172413793">
            <text:p>1.3465517241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89655172413793">
            <text:p>0.6896551724</text:p>
          </table:table-cell>
          <table:table-cell office:value-type="float" office:value="1.36827586206897">
            <text:p>1.3682758621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689655172413793">
            <text:p>0.6896551724</text:p>
          </table:table-cell>
          <table:table-cell office:value-type="float" office:value="1.36086206896552">
            <text:p>1.360862069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51875">
            <text:p>1.351875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58125">
            <text:p>1.358125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75625">
            <text:p>1.375625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36875">
            <text:p>1.336875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98125">
            <text:p>1.398125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404375">
            <text:p>1.40437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43125">
            <text:p>1.343125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55625">
            <text:p>1.355625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686274509803922">
            <text:p>0.6862745098</text:p>
          </table:table-cell>
          <table:table-cell office:value-type="float" office:value="1.36098039215686">
            <text:p>1.3609803922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684931506849315">
            <text:p>0.6849315068</text:p>
          </table:table-cell>
          <table:table-cell office:value-type="float" office:value="1.39479452054795">
            <text:p>1.3947945205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34728070175439">
            <text:p>1.3472807018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7148026315789">
            <text:p>1.3714802632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5368421052632">
            <text:p>1.3536842105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35052631578947">
            <text:p>1.3505263158</text:p>
          </table:table-cell>
        </table:table-row>
        <table:table-row table:style-name="ro2" table:visibility="filter">
          <table:table-cell office:value-type="float" office:value="2149">
            <text:p>214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40842105263158">
            <text:p>1.4084210526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9302631578947">
            <text:p>1.3930263158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4105263157895">
            <text:p>1.3410526316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7263157894737">
            <text:p>1.3726315789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7421052631579">
            <text:p>1.3742105263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9842105263158">
            <text:p>1.3984210526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40052631578947">
            <text:p>1.4005263158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83333333333333">
            <text:p>0.6833333333</text:p>
          </table:table-cell>
          <table:table-cell office:value-type="float" office:value="1.3715">
            <text:p>1.3715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82926829268293">
            <text:p>0.6829268293</text:p>
          </table:table-cell>
          <table:table-cell office:value-type="float" office:value="1.36390243902439">
            <text:p>1.363902439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682539682539683">
            <text:p>0.6825396825</text:p>
          </table:table-cell>
          <table:table-cell office:value-type="float" office:value="1.40285714285714">
            <text:p>1.4028571429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35409090909091">
            <text:p>1.3540909091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34318181818182">
            <text:p>1.3431818182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676923076923077">
            <text:p>0.6769230769</text:p>
          </table:table-cell>
          <table:table-cell office:value-type="float" office:value="1.35984615384615">
            <text:p>1.3598461538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76470588235294">
            <text:p>0.6764705882</text:p>
          </table:table-cell>
          <table:table-cell office:value-type="float" office:value="1.35676470588235">
            <text:p>1.3567647059</text:p>
          </table:table-cell>
        </table:table-row>
        <table:table-row table:style-name="ro2" table:visibility="filter">
          <table:table-cell office:value-type="float" office:value="3460">
            <text:p>346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675675675675676">
            <text:p>0.6756756757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75675675675676">
            <text:p>0.6756756757</text:p>
          </table:table-cell>
          <table:table-cell office:value-type="float" office:value="1.37567567567568">
            <text:p>1.3756756757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75675675675676">
            <text:p>0.6756756757</text:p>
          </table:table-cell>
          <table:table-cell office:value-type="float" office:value="1.37648648648649">
            <text:p>1.3764864865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75675675675676">
            <text:p>0.6756756757</text:p>
          </table:table-cell>
          <table:table-cell office:value-type="float" office:value="1.38081081081081">
            <text:p>1.3808108108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1.375875">
            <text:p>1.375875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674157303370787">
            <text:p>0.6741573034</text:p>
          </table:table-cell>
          <table:table-cell office:value-type="float" office:value="1.36629213483146">
            <text:p>1.3662921348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673469387755102">
            <text:p>0.6734693878</text:p>
          </table:table-cell>
          <table:table-cell office:value-type="float" office:value="1.34204081632653">
            <text:p>1.3420408163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673076923076923">
            <text:p>0.6730769231</text:p>
          </table:table-cell>
          <table:table-cell office:value-type="float" office:value="1.36673076923077">
            <text:p>1.3667307692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0.671122994652406">
            <text:p>0.6711229947</text:p>
          </table:table-cell>
          <table:table-cell office:value-type="float" office:value="1.42505347593583">
            <text:p>1.4250534759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670886075949367">
            <text:p>0.6708860759</text:p>
          </table:table-cell>
          <table:table-cell office:value-type="float" office:value="1.35101265822785">
            <text:p>1.3510126582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669642857142857">
            <text:p>0.6696428571</text:p>
          </table:table-cell>
          <table:table-cell office:value-type="float" office:value="1.36241071428571">
            <text:p>1.3624107143</text:p>
          </table:table-cell>
        </table:table-row>
        <table:table-row table:style-name="ro2">
          <table:table-cell office:value-type="float" office:value="3036">
            <text:p>3036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669565217391304">
            <text:p>0.6695652174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166666666667">
            <text:p>1.4316666667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027777777778">
            <text:p>1.3802777778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3341">
            <text:p>334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388888888889">
            <text:p>1.4338888889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222222222222">
            <text:p>1.3622222222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555555555556">
            <text:p>1.3455555556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228070175439">
            <text:p>1.3622807018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1166666666667">
            <text:p>1.4116666667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848484848485">
            <text:p>1.3684848485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025">
            <text:p>1.3025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1666666666667">
            <text:p>1.4166666667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9666666666667">
            <text:p>1.2966666667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833333333333">
            <text:p>1.4383333333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2333333333333">
            <text:p>1.4233333333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916666666667">
            <text:p>1.3991666667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4111111111111">
            <text:p>1.4411111111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133333333333">
            <text:p>1.3613333333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566666666667">
            <text:p>1.3256666667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833333333333">
            <text:p>1.3883333333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133333333333">
            <text:p>1.3413333333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466666666667">
            <text:p>1.3646666667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777777777778">
            <text:p>1.3477777778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111111111111">
            <text:p>1.3911111111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148148148148">
            <text:p>1.3714814815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222222222222">
            <text:p>1.3722222222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833333333333">
            <text:p>1.3883333333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777777777778">
            <text:p>1.4377777778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5666666666667">
            <text:p>1.4566666667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416666666667">
            <text:p>1.3441666667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555555555556">
            <text:p>1.3955555556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716666666667">
            <text:p>1.3771666667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833333333333">
            <text:p>1.3683333333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166666666667">
            <text:p>1.4016666667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3333333333333">
            <text:p>1.4333333333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083333333333">
            <text:p>1.3408333333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833333333333">
            <text:p>1.3283333333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166666666667">
            <text:p>1.3116666667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444444444444">
            <text:p>1.3444444444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222222222222">
            <text:p>1.3822222222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32">
            <text:p>1.432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8666666666667">
            <text:p>1.2866666667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777777777778">
            <text:p>1.4077777778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833333333333">
            <text:p>1.3883333333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133333333333">
            <text:p>1.3713333333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7666666666667">
            <text:p>1.2766666667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8666666666667">
            <text:p>1.2866666667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6666666666667">
            <text:p>1.4666666667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3166666666667">
            <text:p>1.4316666667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833333333333">
            <text:p>1.3283333333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996">
            <text:p>29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4333333333333">
            <text:p>1.4433333333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0666666666667">
            <text:p>1.3066666667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663043478260869">
            <text:p>0.6630434783</text:p>
          </table:table-cell>
          <table:table-cell office:value-type="float" office:value="1.35608695652174">
            <text:p>1.3560869565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662790697674419">
            <text:p>0.6627906977</text:p>
          </table:table-cell>
          <table:table-cell office:value-type="float" office:value="1.40116279069767">
            <text:p>1.4011627907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661290322580645">
            <text:p>0.6612903226</text:p>
          </table:table-cell>
          <table:table-cell office:value-type="float" office:value="1.34483870967742">
            <text:p>1.3448387097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59090909090909">
            <text:p>0.6590909091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658536585365854">
            <text:p>0.6585365854</text:p>
          </table:table-cell>
          <table:table-cell office:value-type="float" office:value="1.37243902439024">
            <text:p>1.3724390244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57894736842105">
            <text:p>0.6578947368</text:p>
          </table:table-cell>
          <table:table-cell office:value-type="float" office:value="1.35947368421053">
            <text:p>1.3594736842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57142857142857">
            <text:p>0.6571428571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655737704918033">
            <text:p>0.6557377049</text:p>
          </table:table-cell>
          <table:table-cell office:value-type="float" office:value="1.39573770491803">
            <text:p>1.3957377049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55172413793103">
            <text:p>0.6551724138</text:p>
          </table:table-cell>
          <table:table-cell office:value-type="float" office:value="1.36931034482759">
            <text:p>1.3693103448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55172413793103">
            <text:p>0.6551724138</text:p>
          </table:table-cell>
          <table:table-cell office:value-type="float" office:value="1.36103448275862">
            <text:p>1.3610344828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55172413793103">
            <text:p>0.6551724138</text:p>
          </table:table-cell>
          <table:table-cell office:value-type="float" office:value="1.33862068965517">
            <text:p>1.3386206897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653846153846154">
            <text:p>0.6538461538</text:p>
          </table:table-cell>
          <table:table-cell office:value-type="float" office:value="1.35596153846154">
            <text:p>1.3559615385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1.35192307692308">
            <text:p>1.3519230769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53846153846154">
            <text:p>0.6538461538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1.37230769230769">
            <text:p>1.3723076923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3495652173913">
            <text:p>1.3495652174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34739130434783">
            <text:p>1.3473913043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40304347826087">
            <text:p>1.4030434783</text:p>
          </table:table-cell>
        </table:table-row>
        <table:table-row table:style-name="ro2">
          <table:table-cell office:value-type="float" office:value="3009">
            <text:p>3009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651785714285714">
            <text:p>0.6517857143</text:p>
          </table:table-cell>
          <table:table-cell office:value-type="float" office:value="1.36607142857143">
            <text:p>1.3660714286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651162790697674">
            <text:p>0.6511627907</text:p>
          </table:table-cell>
          <table:table-cell office:value-type="float" office:value="1.39976744186047">
            <text:p>1.3997674419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6475">
            <text:p>1.36475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8183333333333">
            <text:p>1.3818333333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3645">
            <text:p>1.3645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3452">
            <text:p>345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648648648648649">
            <text:p>0.6486486486</text:p>
          </table:table-cell>
          <table:table-cell office:value-type="float" office:value="1.41918918918919">
            <text:p>1.4191891892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648648648648649">
            <text:p>0.6486486486</text:p>
          </table:table-cell>
          <table:table-cell office:value-type="float" office:value="1.35743243243243">
            <text:p>1.3574324324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6441176470588">
            <text:p>1.3644117647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8235294117647">
            <text:p>1.3823529412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4764705882353">
            <text:p>1.3476470588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4117647058824">
            <text:p>1.3411764706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6058823529412">
            <text:p>1.3605882353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6941176470588">
            <text:p>1.3694117647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5588235294118">
            <text:p>1.3558823529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5941176470588">
            <text:p>1.3594117647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45161290322581">
            <text:p>0.6451612903</text:p>
          </table:table-cell>
          <table:table-cell office:value-type="float" office:value="1.36354838709677">
            <text:p>1.3635483871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45161290322581">
            <text:p>0.6451612903</text:p>
          </table:table-cell>
          <table:table-cell office:value-type="float" office:value="1.37129032258065">
            <text:p>1.3712903226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.644736842105263">
            <text:p>0.6447368421</text:p>
          </table:table-cell>
          <table:table-cell office:value-type="float" office:value="1.40736842105263">
            <text:p>1.4073684211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44444444444444">
            <text:p>0.6444444444</text:p>
          </table:table-cell>
          <table:table-cell office:value-type="float" office:value="1.38466666666667">
            <text:p>1.3846666667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44444444444444">
            <text:p>0.6444444444</text:p>
          </table:table-cell>
          <table:table-cell office:value-type="float" office:value="1.37733333333333">
            <text:p>1.3773333333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44444444444444">
            <text:p>0.6444444444</text:p>
          </table:table-cell>
          <table:table-cell office:value-type="float" office:value="1.34755555555556">
            <text:p>1.3475555556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643478260869565">
            <text:p>0.6434782609</text:p>
          </table:table-cell>
          <table:table-cell office:value-type="float" office:value="1.3484347826087">
            <text:p>1.3484347826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7214285714286">
            <text:p>1.3721428571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6071428571429">
            <text:p>1.3607142857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6285714285714">
            <text:p>1.3628571429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40035714285714">
            <text:p>1.4003571429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5642857142857">
            <text:p>1.3564285714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6285714285714">
            <text:p>1.3628571429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4785714285714">
            <text:p>1.3478571429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3412">
            <text:p>1.3412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38888888888889">
            <text:p>0.6388888889</text:p>
          </table:table-cell>
          <table:table-cell office:value-type="float" office:value="1.38111111111111">
            <text:p>1.3811111111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.638297872340426">
            <text:p>0.6382978723</text:p>
          </table:table-cell>
          <table:table-cell office:value-type="float" office:value="1.38283687943262">
            <text:p>1.3828368794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38297872340426">
            <text:p>0.6382978723</text:p>
          </table:table-cell>
          <table:table-cell office:value-type="float" office:value="1.39978723404255">
            <text:p>1.399787234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5545454545455">
            <text:p>1.3554545455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4909090909091">
            <text:p>1.3490909091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5727272727273">
            <text:p>1.3572727273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8090909090909">
            <text:p>1.3809090909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4969696969697">
            <text:p>1.3496969697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41545454545455">
            <text:p>1.4154545455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6181818181818">
            <text:p>1.3618181818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6545454545455">
            <text:p>1.3654545455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40090909090909">
            <text:p>1.4009090909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5909090909091">
            <text:p>1.3590909091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5545454545455">
            <text:p>1.3554545455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7090909090909">
            <text:p>1.3709090909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7818181818182">
            <text:p>1.3781818182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7454545454545">
            <text:p>1.3745454545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9727272727273">
            <text:p>1.3972727273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7636363636364">
            <text:p>1.3763636364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33333333333333">
            <text:p>0.6333333333</text:p>
          </table:table-cell>
          <table:table-cell office:value-type="float" office:value="1.34966666666667">
            <text:p>1.3496666667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33333333333333">
            <text:p>0.6333333333</text:p>
          </table:table-cell>
          <table:table-cell office:value-type="float" office:value="1.41533333333333">
            <text:p>1.4153333333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36280701754386">
            <text:p>1.3628070175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37789473684211">
            <text:p>1.3778947368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2962962962963">
            <text:p>0.6296296296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34111111111111">
            <text:p>1.3411111111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2962962962963">
            <text:p>0.6296296296</text:p>
          </table:table-cell>
          <table:table-cell office:value-type="float" office:value="1.39925925925926">
            <text:p>1.3992592593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38444444444444">
            <text:p>1.3844444444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36444444444444">
            <text:p>1.3644444444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34777777777778">
            <text:p>1.3477777778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626865671641791">
            <text:p>0.6268656716</text:p>
          </table:table-cell>
          <table:table-cell office:value-type="float" office:value="1.36910447761194">
            <text:p>1.3691044776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626865671641791">
            <text:p>0.6268656716</text:p>
          </table:table-cell>
          <table:table-cell office:value-type="float" office:value="1.36462686567164">
            <text:p>1.3646268657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40375">
            <text:p>1.40375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53125">
            <text:p>1.353125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4425">
            <text:p>1.4425</text:p>
          </table:table-cell>
        </table:table-row>
        <table:table-row table:style-name="ro2" table:visibility="filter">
          <table:table-cell office:value-type="float" office:value="3462">
            <text:p>346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43375">
            <text:p>1.43375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5625">
            <text:p>1.35625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4125">
            <text:p>1.34125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3625">
            <text:p>1.33625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623188405797101">
            <text:p>0.6231884058</text:p>
          </table:table-cell>
          <table:table-cell office:value-type="float" office:value="1.36260869565217">
            <text:p>1.3626086957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622641509433962">
            <text:p>0.6226415094</text:p>
          </table:table-cell>
          <table:table-cell office:value-type="float" office:value="1.37377358490566">
            <text:p>1.3737735849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20689655172414">
            <text:p>0.6206896552</text:p>
          </table:table-cell>
          <table:table-cell office:value-type="float" office:value="1.36758620689655">
            <text:p>1.3675862069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office:value-type="float" office:value="1.3614">
            <text:p>1.3614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42571428571429">
            <text:p>1.4257142857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32238095238095">
            <text:p>1.3223809524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40380952380952">
            <text:p>1.4038095238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852380952381">
            <text:p>1.3852380952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4904761904762">
            <text:p>1.349047619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35142857142857">
            <text:p>1.3514285714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617977528089888">
            <text:p>0.6179775281</text:p>
          </table:table-cell>
          <table:table-cell office:value-type="float" office:value="1.39101123595506">
            <text:p>1.391011236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7192307692308">
            <text:p>1.3719230769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3307692307692">
            <text:p>1.3330769231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4307692307692">
            <text:p>1.3430769231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7230769230769">
            <text:p>1.3723076923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8153846153846">
            <text:p>1.3815384615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4384615384615">
            <text:p>1.3438461538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41846153846154">
            <text:p>1.4184615385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4769230769231">
            <text:p>1.3476923077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9692307692308">
            <text:p>1.3969230769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1769230769231">
            <text:p>1.3176923077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3461538461538">
            <text:p>1.3346153846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8923076923077">
            <text:p>1.3892307692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3908064516129">
            <text:p>1.3908064516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34555555555556">
            <text:p>1.3455555556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36388888888889">
            <text:p>1.3638888889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37388888888889">
            <text:p>1.3738888889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37055555555556">
            <text:p>1.3705555556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09756097560976">
            <text:p>0.6097560976</text:p>
          </table:table-cell>
          <table:table-cell office:value-type="float" office:value="1.39560975609756">
            <text:p>1.3956097561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2</text:p>
          </table:table-cell>
          <table:table-cell office:value-type="float" office:value="1.35869565217391">
            <text:p>1.3586956522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07142857142857">
            <text:p>0.6071428571</text:p>
          </table:table-cell>
          <table:table-cell office:value-type="float" office:value="1.37785714285714">
            <text:p>1.3778571429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07142857142857">
            <text:p>0.6071428571</text:p>
          </table:table-cell>
          <table:table-cell office:value-type="float" office:value="1.35892857142857">
            <text:p>1.3589285714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06060606060606">
            <text:p>0.6060606061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06060606060606">
            <text:p>0.606060606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06060606060606">
            <text:p>0.6060606061</text:p>
          </table:table-cell>
          <table:table-cell office:value-type="float" office:value="1.3769696969697">
            <text:p>1.376969697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2">
            <text:p>1.342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98">
            <text:p>1.398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1066666666667">
            <text:p>1.3106666667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37">
            <text:p>1.337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1">
            <text:p>1.381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08">
            <text:p>1.408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355">
            <text:p>1.3355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48">
            <text:p>1.448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04">
            <text:p>1.404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3">
            <text:p>1.363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4">
            <text:p>1.394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7">
            <text:p>1.377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3">
            <text:p>1.363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933333333333">
            <text:p>1.3693333333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34">
            <text:p>1.334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266666666667">
            <text:p>1.3826666667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0133333333333">
            <text:p>1.4013333333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7">
            <text:p>1.387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12">
            <text:p>1.412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57">
            <text:p>1.357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266666666667">
            <text:p>1.3726666667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06">
            <text:p>1.306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3">
            <text:p>1.363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266666666667">
            <text:p>1.3526666667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34">
            <text:p>1.434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11">
            <text:p>1.311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86">
            <text:p>1.286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6">
            <text:p>1.396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8">
            <text:p>1.358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8">
            <text:p>1.358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96">
            <text:p>1.296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08">
            <text:p>1.408</text:p>
          </table:table-cell>
        </table:table-row>
        <table:table-row table:style-name="ro2">
          <table:table-cell office:value-type="float" office:value="3148">
            <text:p>3148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594059405940594">
            <text:p>0.5940594059</text:p>
          </table:table-cell>
          <table:table-cell office:value-type="float" office:value="1.36019801980198">
            <text:p>1.3601980198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9375">
            <text:p>0.59375</text:p>
          </table:table-cell>
          <table:table-cell office:value-type="float" office:value="1.375625">
            <text:p>1.375625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593023255813954">
            <text:p>0.5930232558</text:p>
          </table:table-cell>
          <table:table-cell office:value-type="float" office:value="1.35895348837209">
            <text:p>1.3589534884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36222222222222">
            <text:p>1.3622222222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37888888888889">
            <text:p>1.3788888889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38318181818182">
            <text:p>1.3831818182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1.36294871794872">
            <text:p>1.3629487179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38117647058824">
            <text:p>1.3811764706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36235294117647">
            <text:p>1.3623529412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40941176470588">
            <text:p>1.4094117647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86206896551724">
            <text:p>0.5862068966</text:p>
          </table:table-cell>
          <table:table-cell office:value-type="float" office:value="1.36655172413793">
            <text:p>1.3665517241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86206896551724">
            <text:p>0.5862068966</text:p>
          </table:table-cell>
          <table:table-cell office:value-type="float" office:value="1.37931034482759">
            <text:p>1.3793103448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42208333333333">
            <text:p>1.4220833333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3291666666667">
            <text:p>1.3329166667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4075">
            <text:p>1.4075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4916666666667">
            <text:p>1.3491666667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81395348837209">
            <text:p>0.5813953488</text:p>
          </table:table-cell>
          <table:table-cell office:value-type="float" office:value="1.37302325581395">
            <text:p>1.3730232558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80645161290323">
            <text:p>0.5806451613</text:p>
          </table:table-cell>
          <table:table-cell office:value-type="float" office:value="1.40774193548387">
            <text:p>1.4077419355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39842105263158">
            <text:p>1.3984210526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38421052631579">
            <text:p>1.3842105263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34947368421053">
            <text:p>1.3494736842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36192307692308">
            <text:p>1.3619230769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3428571428571">
            <text:p>1.3342857143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7514285714286">
            <text:p>1.3751428571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8163265306122">
            <text:p>1.3816326531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3857142857143">
            <text:p>1.3385714286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9857142857143">
            <text:p>1.3985714286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5428571428571">
            <text:p>1.3542857143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3285714285714">
            <text:p>1.3328571429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3714285714286">
            <text:p>1.3371428571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5285714285714">
            <text:p>1.3528571429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3285714285714">
            <text:p>1.3328571429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4928571428571">
            <text:p>1.3492857143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5380952380952">
            <text:p>1.3538095238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2571428571429">
            <text:p>1.3257142857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8142857142857">
            <text:p>1.3814285714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0857142857143">
            <text:p>1.3085714286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9285714285714">
            <text:p>1.3928571429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8714285714286">
            <text:p>1.3871428571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7714285714286">
            <text:p>1.3771428571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6785714285714">
            <text:p>1.3678571429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0571428571429">
            <text:p>1.3057142857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40714285714286">
            <text:p>1.4071428571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66666666666667">
            <text:p>0.5666666667</text:p>
          </table:table-cell>
          <table:table-cell office:value-type="float" office:value="1.39033333333333">
            <text:p>1.3903333333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38521739130435">
            <text:p>1.3852173913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37304347826087">
            <text:p>1.3730434783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38652173913043">
            <text:p>1.3865217391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35739130434783">
            <text:p>1.3573913043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35375">
            <text:p>1.35375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float" office:value="1.3816">
            <text:p>1.3816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41444444444444">
            <text:p>1.4144444444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7222222222222">
            <text:p>1.3722222222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8111111111111">
            <text:p>1.3811111111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41814814814815">
            <text:p>1.4181481481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6555555555556">
            <text:p>1.3655555556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3833333333333">
            <text:p>1.3383333333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3888888888889">
            <text:p>1.3388888889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5888888888889">
            <text:p>1.3588888889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5972222222222">
            <text:p>1.3597222222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4777777777778">
            <text:p>1.3477777778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8777777777778">
            <text:p>1.3877777778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5555555555556">
            <text:p>1.3555555556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53191489361702">
            <text:p>0.5531914894</text:p>
          </table:table-cell>
          <table:table-cell office:value-type="float" office:value="1.3768085106383">
            <text:p>1.3768085106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53191489361702">
            <text:p>0.5531914894</text:p>
          </table:table-cell>
          <table:table-cell office:value-type="float" office:value="1.37574468085106">
            <text:p>1.3757446809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552631578947368">
            <text:p>0.5526315789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41454545454545">
            <text:p>1.4145454545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6545454545455">
            <text:p>1.3654545455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40818181818182">
            <text:p>1.4081818182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7727272727273">
            <text:p>1.3772727273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4545454545455">
            <text:p>1.3454545455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6818181818182">
            <text:p>1.3681818182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40540540540541">
            <text:p>0.5405405405</text:p>
          </table:table-cell>
          <table:table-cell office:value-type="float" office:value="1.36162162162162">
            <text:p>1.3616216216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1.3718">
            <text:p>1.3718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31615384615385">
            <text:p>1.3161538462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35153846153846">
            <text:p>1.3515384615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33461538461539">
            <text:p>1.3346153846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40461538461538">
            <text:p>1.4046153846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36585365853659">
            <text:p>0.5365853659</text:p>
          </table:table-cell>
          <table:table-cell office:value-type="float" office:value="1.35365853658537">
            <text:p>1.3536585366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40866666666667">
            <text:p>1.4086666667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37470588235294">
            <text:p>1.3747058824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34647058823529">
            <text:p>1.3464705882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39705882352941">
            <text:p>1.3970588235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36526315789474">
            <text:p>1.3652631579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39142857142857">
            <text:p>1.3914285714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22727272727273">
            <text:p>0.5227272727</text:p>
          </table:table-cell>
          <table:table-cell office:value-type="float" office:value="1.37295454545455">
            <text:p>1.3729545455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37391304347826">
            <text:p>1.3739130435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3796">
            <text:p>1.3796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14285714285714">
            <text:p>0.5142857143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625">
            <text:p>1.39625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041666666667">
            <text:p>1.3904166667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9">
            <text:p>1.369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583333333333">
            <text:p>1.3858333333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125">
            <text:p>1.31125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375">
            <text:p>1.37375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166666666667">
            <text:p>1.3316666667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8125">
            <text:p>1.388125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083333333333">
            <text:p>1.3608333333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541666666667">
            <text:p>1.3854166667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833333333333">
            <text:p>1.3383333333</text:p>
          </table:table-cell>
        </table:table-row>
        <table:table-row table:style-name="ro2" table:visibility="filter">
          <table:table-cell office:value-type="float" office:value="3462">
            <text:p>346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65">
            <text:p>1.265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428571428571">
            <text:p>1.3542857143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375">
            <text:p>1.32375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642857142857">
            <text:p>1.3864285714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75">
            <text:p>1.3175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940">
            <text:p>29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6">
            <text:p>1.416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95">
            <text:p>1.3695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075">
            <text:p>20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4166666666667">
            <text:p>1.4416666667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75">
            <text:p>1.3175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166666666667">
            <text:p>1.3816666667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3833333333333">
            <text:p>1.4383333333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3172">
            <text:p>3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75">
            <text:p>1.475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900">
            <text:p>29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48936170212766">
            <text:p>0.4893617021</text:p>
          </table:table-cell>
          <table:table-cell office:value-type="float" office:value="1.40234042553191">
            <text:p>1.4023404255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37842105263158">
            <text:p>1.3784210526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38117647058824">
            <text:p>1.3811764706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43533333333333">
            <text:p>1.4353333333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35454545454545">
            <text:p>1.3545454545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37545454545455">
            <text:p>1.3754545455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42090909090909">
            <text:p>1.4209090909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6777777777778">
            <text:p>1.3677777778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41888888888889">
            <text:p>1.4188888889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40555555555556">
            <text:p>1.4055555556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5444444444444">
            <text:p>1.3544444444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9555555555556">
            <text:p>1.3955555556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41777777777778">
            <text:p>1.4177777778</text:p>
          </table:table-cell>
        </table:table-row>
        <table:table-row table:style-name="ro2" table:visibility="filter">
          <table:table-cell office:value-type="float" office:value="3461">
            <text:p>346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1.4368">
            <text:p>1.4368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8285714285714">
            <text:p>1.3828571429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5571428571429">
            <text:p>1.3557142857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8642857142857">
            <text:p>1.3864285714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5714285714286">
            <text:p>1.3571428571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3571428571429">
            <text:p>1.3357142857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2428571428571">
            <text:p>1.3242857143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40571428571429">
            <text:p>1.4057142857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4142857142857">
            <text:p>1.3414285714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7428571428571">
            <text:p>1.3742857143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35352941176471">
            <text:p>1.3535294118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77">
            <text:p>1.377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14">
            <text:p>1.314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284">
            <text:p>1.284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14">
            <text:p>1.414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416">
            <text:p>1.416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292">
            <text:p>1.292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21">
            <text:p>1.421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18">
            <text:p>1.318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32">
            <text:p>1.332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1.33692307692308">
            <text:p>1.3369230769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38375">
            <text:p>1.38375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42375">
            <text:p>1.42375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38727272727273">
            <text:p>1.3872727273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6833333333333">
            <text:p>1.3683333333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0833333333333">
            <text:p>1.3083333333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384">
            <text:p>338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2166666666667">
            <text:p>1.4216666667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9333333333333">
            <text:p>1.2933333333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4666666666667">
            <text:p>1.4466666667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8333333333333">
            <text:p>1.2833333333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4333333333333">
            <text:p>1.4433333333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1666666666667">
            <text:p>1.4166666667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1666666666667">
            <text:p>1.4166666667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3333333333333">
            <text:p>1.4333333333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1.36230769230769">
            <text:p>1.3623076923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1.37307692307692">
            <text:p>1.3730769231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34642857142857">
            <text:p>1.3464285714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40714285714286">
            <text:p>1.4071428571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35714285714286">
            <text:p>1.3571428571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406">
            <text:p>1.406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364">
            <text:p>1.364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394">
            <text:p>1.394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39833333333333">
            <text:p>1.3983333333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878">
            <text:p>38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878">
            <text:p>38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966">
            <text:p>29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435">
            <text:p>24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185">
            <text:p>3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511">
            <text:p>25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236">
            <text:p>32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236">
            <text:p>3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352">
            <text:p>33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49">
            <text:p>24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641">
            <text:p>36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167">
            <text:p>2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91">
            <text:p>37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733">
            <text:p>27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088">
            <text:p>308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806">
            <text:p>28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481">
            <text:p>34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36">
            <text:p>35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02">
            <text:p>20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56">
            <text:p>37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821">
            <text:p>28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</table:table>
      <table:database-ranges>
        <table:database-range table:target-range-address="Sheet1.A1:Sheet1.E2289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3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11:13.90</dc:date>
    <dc:creator>Gajo </dc:creator>
    <meta:document-statistic meta:table-count="1" meta:cell-count="11445" meta:object-count="0"/>
    <meta:generator>OpenOffice/4.1.3$Win32 OpenOffice.org_project/413m1$Build-9783</meta:generator>
  </office:meta>
</office:document-meta>
</file>